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arial" svg:font-family="arial, 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7fe28"/>
    </style:style>
    <style:style style:name="P5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6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7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8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9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1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1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0187ab" officeooo:paragraph-rsid="000187ab" style:font-weight-asian="normal" style:font-name-complex="Georgia" style:font-size-complex="12pt"/>
    </style:style>
    <style:style style:name="P1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18fa22" officeooo:paragraph-rsid="0017fe28" style:font-weight-asian="normal" style:font-name-complex="Georgia" style:font-size-complex="12pt"/>
    </style:style>
    <style:style style:name="P13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style:font-name="Georgia" fo:font-weight="normal" officeooo:rsid="001bb050" officeooo:paragraph-rsid="0017fe28" style:font-weight-asian="normal" style:font-name-complex="Georgia" style:font-size-complex="12pt" style:font-weight-complex="normal"/>
    </style:style>
    <style:style style:name="P14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15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16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1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0187ab" style:font-weight-asian="bold" style:font-name-complex="Georgia" style:font-size-complex="12pt"/>
    </style:style>
    <style:style style:name="P18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02215" style:font-weight-asian="bold" style:font-name-complex="Georgia" style:font-size-complex="12pt"/>
    </style:style>
    <style:style style:name="P19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7fe28" style:font-weight-asian="bold" style:font-name-complex="Georgia" style:font-size-complex="12pt"/>
    </style:style>
    <style:style style:name="P20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1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22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2pt"/>
    </style:style>
    <style:style style:name="P23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2pt"/>
    </style:style>
    <style:style style:name="P2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25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26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6pt"/>
    </style:style>
    <style:style style:name="P27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8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0187ab"/>
    </style:style>
    <style:style style:name="P29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7fe28"/>
    </style:style>
    <style:style style:name="P3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209fa3" officeooo:paragraph-rsid="00209fa3" style:font-weight-asian="normal" style:font-name-complex="Georgia" style:font-size-complex="12pt"/>
    </style:style>
    <style:style style:name="P3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05cc48" officeooo:paragraph-rsid="000187ab" style:font-weight-asian="normal" style:font-name-complex="Georgia" style:font-size-complex="12pt"/>
    </style:style>
    <style:style style:name="P3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18fa22" officeooo:paragraph-rsid="0017fe28" style:font-weight-asian="normal" style:font-name-complex="Georgia" style:font-size-complex="12pt"/>
    </style:style>
    <style:style style:name="P3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34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35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209fa3"/>
    </style:style>
    <style:style style:name="P36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02215"/>
    </style:style>
    <style:style style:name="P37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3aecba"/>
    </style:style>
    <style:style style:name="P38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39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40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7fe28"/>
    </style:style>
    <style:style style:name="P41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3ef6f6"/>
    </style:style>
    <style:style style:name="P4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43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44" style:family="paragraph" style:parent-style-name="Standard">
      <style:paragraph-properties fo:orphans="2" fo:widows="2"/>
      <style:text-properties fo:font-variant="normal" fo:text-transform="none" fo:color="#222222" style:font-name="arial1" fo:font-size="9pt" fo:letter-spacing="normal" fo:font-style="normal" fo:font-weight="normal" style:font-size-asian="9pt" style:font-size-complex="9pt"/>
    </style:style>
    <style:style style:name="P45" style:family="paragraph" style:parent-style-name="Standard">
      <style:text-properties style:font-name="arial1" fo:font-size="9pt" style:font-size-asian="9pt" style:font-size-complex="9pt"/>
    </style:style>
    <style:style style:name="P46" style:family="paragraph" style:parent-style-name="Standard">
      <style:paragraph-properties fo:orphans="2" fo:widows="2"/>
      <style:text-properties style:font-name="arial1" fo:font-size="9pt" style:font-size-asian="9pt" style:font-size-complex="9pt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Helvetica" fo:font-size="9.75pt" fo:letter-spacing="normal" fo:font-style="normal" fo:font-weight="normal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9pt" fo:letter-spacing="normal" fo:font-style="normal" fo:font-weight="normal" style:font-size-asian="9pt" style:font-size-complex="9pt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9pt" fo:letter-spacing="normal" fo:font-style="normal" fo:font-weight="normal" officeooo:paragraph-rsid="00393181" style:font-size-asian="9pt" style:font-size-complex="9pt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style:font-name="arial1" fo:font-size="9pt" style:font-size-asian="9pt" style:font-size-complex="9pt"/>
    </style:style>
    <style:style style:name="P53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3aecba"/>
    </style:style>
    <style:style style:name="P54" style:family="paragraph">
      <style:paragraph-properties fo:text-align="center"/>
    </style:style>
    <style:style style:name="T1" style:family="text">
      <style:text-properties style:font-name="Georgia" fo:font-weight="normal" style:font-weight-asian="normal" style:font-name-complex="Georgia" style:font-size-complex="12pt"/>
    </style:style>
    <style:style style:name="T2" style:family="text">
      <style:text-properties style:font-name="Georgia" fo:font-weight="normal" officeooo:rsid="000187ab" style:font-weight-asian="normal" style:font-name-complex="Georgia" style:font-size-complex="12pt"/>
    </style:style>
    <style:style style:name="T3" style:family="text">
      <style:text-properties style:font-name="Georgia" fo:font-weight="normal" officeooo:rsid="0005cc48" style:font-weight-asian="normal" style:font-name-complex="Georgia" style:font-size-complex="12pt"/>
    </style:style>
    <style:style style:name="T4" style:family="text">
      <style:text-properties style:font-name="Georgia" fo:font-weight="normal" officeooo:rsid="0035b8bb" style:font-weight-asian="normal" style:font-name-complex="Georgia" style:font-size-complex="12pt" style:font-weight-complex="normal"/>
    </style:style>
    <style:style style:name="T5" style:family="text">
      <style:text-properties style:font-name="Georgia" fo:font-weight="normal" officeooo:rsid="003b0234" style:font-weight-asian="normal" style:font-name-complex="Georgia" style:font-size-complex="12pt" style:font-weight-complex="normal"/>
    </style:style>
    <style:style style:name="T6" style:family="text">
      <style:text-properties style:font-name="Georgia" fo:font-weight="normal" officeooo:rsid="003b9345" style:font-weight-asian="normal" style:font-name-complex="Georgia" style:font-size-complex="12pt" style:font-weight-complex="normal"/>
    </style:style>
    <style:style style:name="T7" style:family="text">
      <style:text-properties style:font-name="Georgia" fo:font-weight="normal" officeooo:rsid="003d8c76" style:font-weight-asian="normal" style:font-name-complex="Georgia" style:font-size-complex="12pt" style:font-weight-complex="normal"/>
    </style:style>
    <style:style style:name="T8" style:family="text">
      <style:text-properties style:font-name="Georgia" fo:font-weight="normal" officeooo:rsid="003e5a6a" style:font-weight-asian="normal" style:font-name-complex="Georgia" style:font-size-complex="12pt" style:font-weight-complex="normal"/>
    </style:style>
    <style:style style:name="T9" style:family="text">
      <style:text-properties style:font-name="Georgia" fo:font-weight="normal" officeooo:rsid="003ef6f6" style:font-weight-asian="normal" style:font-name-complex="Georgia" style:font-size-complex="12pt" style:font-weight-complex="normal"/>
    </style:style>
    <style:style style:name="T10" style:family="text">
      <style:text-properties style:font-name="Georgia" fo:font-weight="normal" officeooo:rsid="003f03f7" style:font-weight-asian="normal" style:font-name-complex="Georgia" style:font-size-complex="12pt" style:font-weight-complex="normal"/>
    </style:style>
    <style:style style:name="T11" style:family="text">
      <style:text-properties style:font-name="Georgia" fo:font-weight="normal" officeooo:rsid="003f36d6" style:font-weight-asian="normal" style:font-name-complex="Georgia" style:font-size-complex="12pt" style:font-weight-complex="normal"/>
    </style:style>
    <style:style style:name="T12" style:family="text">
      <style:text-properties style:font-name="Georgia" fo:font-weight="normal" officeooo:rsid="00201f93" style:font-weight-asian="normal" style:font-name-complex="Georgia" style:font-size-complex="12pt"/>
    </style:style>
    <style:style style:name="T13" style:family="text">
      <style:text-properties style:font-name="Georgia" fo:font-weight="normal" officeooo:rsid="00209fa3" style:font-weight-asian="normal" style:font-name-complex="Georgia" style:font-size-complex="12pt"/>
    </style:style>
    <style:style style:name="T14" style:family="text">
      <style:text-properties style:font-name="Georgia" fo:font-weight="normal" officeooo:rsid="0021a6e7" style:font-weight-asian="normal" style:font-name-complex="Georgia" style:font-size-complex="12pt"/>
    </style:style>
    <style:style style:name="T15" style:family="text">
      <style:text-properties style:font-name="Georgia" fo:font-weight="normal" officeooo:rsid="00332323" style:font-weight-asian="normal" style:font-name-complex="Georgia" style:font-size-complex="12pt"/>
    </style:style>
    <style:style style:name="T16" style:family="text">
      <style:text-properties style:font-name="Georgia" fo:font-weight="normal" officeooo:rsid="0034f422" style:font-weight-asian="normal" style:font-name-complex="Georgia" style:font-size-complex="12pt"/>
    </style:style>
    <style:style style:name="T17" style:family="text">
      <style:text-properties style:font-name="Georgia" fo:font-weight="normal" officeooo:rsid="0034fd77" style:font-weight-asian="normal" style:font-name-complex="Georgia" style:font-size-complex="12pt"/>
    </style:style>
    <style:style style:name="T18" style:family="text">
      <style:text-properties style:font-name="Georgia" fo:font-weight="normal" officeooo:rsid="003b0234" style:font-weight-asian="normal" style:font-name-complex="Georgia" style:font-size-complex="12pt"/>
    </style:style>
    <style:style style:name="T19" style:family="text">
      <style:text-properties style:font-name="Georgia" fo:font-weight="normal" officeooo:rsid="003d8c76" style:font-weight-asian="normal" style:font-name-complex="Georgia" style:font-size-complex="12pt"/>
    </style:style>
    <style:style style:name="T20" style:family="text">
      <style:text-properties style:font-name="Georgia" fo:font-weight="bold" style:font-weight-asian="bold" style:font-name-complex="Georgia" style:font-size-complex="12pt"/>
    </style:style>
    <style:style style:name="T21" style:family="text">
      <style:text-properties style:font-name="Georgia" fo:font-weight="bold" officeooo:rsid="0035b8bb" style:font-weight-asian="bold" style:font-name-complex="Georgia" style:font-size-complex="12pt" style:font-weight-complex="bold"/>
    </style:style>
    <style:style style:name="T22" style:family="text">
      <style:text-properties style:font-name="Georgia" fo:font-weight="bold" officeooo:rsid="003b9345" style:font-weight-asian="bold" style:font-name-complex="Georgia" style:font-size-complex="12pt" style:font-weight-complex="bold"/>
    </style:style>
    <style:style style:name="T23" style:family="text">
      <style:text-properties style:font-name="Georgia" fo:font-weight="bold" officeooo:rsid="003e5a6a" style:font-weight-asian="bold" style:font-name-complex="Georgia" style:font-size-complex="12pt" style:font-weight-complex="bold"/>
    </style:style>
    <style:style style:name="T24" style:family="text">
      <style:text-properties style:font-name="Georgia" fo:font-weight="bold" officeooo:rsid="003ef6f6" style:font-weight-asian="bold" style:font-name-complex="Georgia" style:font-size-complex="12pt" style:font-weight-complex="bold"/>
    </style:style>
    <style:style style:name="T25" style:family="text">
      <style:text-properties style:font-name="Georgia" fo:font-weight="bold" officeooo:rsid="003f03f7" style:font-weight-asian="bold" style:font-name-complex="Georgia" style:font-size-complex="12pt" style:font-weight-complex="bold"/>
    </style:style>
    <style:style style:name="T26" style:family="text">
      <style:text-properties style:font-name="Georgia" style:font-name-complex="Georgia" style:font-size-complex="12pt"/>
    </style:style>
    <style:style style:name="T27" style:family="text">
      <style:text-properties style:font-name="Georgia" officeooo:rsid="000187ab" style:font-name-complex="Georgia" style:font-size-complex="12pt"/>
    </style:style>
    <style:style style:name="T28" style:family="text">
      <style:text-properties style:font-name="Georgia" officeooo:rsid="000bf85d" style:font-name-complex="Georgia" style:font-size-complex="12pt"/>
    </style:style>
    <style:style style:name="T29" style:family="text">
      <style:text-properties style:font-name="Georgia" officeooo:rsid="0018587e" style:font-name-complex="Georgia" style:font-size-complex="12pt"/>
    </style:style>
    <style:style style:name="T30" style:family="text">
      <style:text-properties style:font-name="Georgia" officeooo:rsid="00201f93" style:font-name-complex="Georgia" style:font-size-complex="12pt"/>
    </style:style>
    <style:style style:name="T31" style:family="text">
      <style:text-properties style:font-name="Georgia" officeooo:rsid="0026be5c" style:font-name-complex="Georgia" style:font-size-complex="12pt"/>
    </style:style>
    <style:style style:name="T32" style:family="text">
      <style:text-properties style:font-name="Georgia" officeooo:rsid="002caa3f" style:font-name-complex="Georgia" style:font-size-complex="12pt"/>
    </style:style>
    <style:style style:name="T33" style:family="text">
      <style:text-properties style:font-name="Georgia" officeooo:rsid="00332323" style:font-name-complex="Georgia" style:font-size-complex="12pt"/>
    </style:style>
    <style:style style:name="T34" style:family="text">
      <style:text-properties style:font-name="Georgia" officeooo:rsid="003aecba" style:font-name-complex="Georgia" style:font-size-complex="12pt"/>
    </style:style>
    <style:style style:name="T35" style:family="text">
      <style:text-properties style:font-name="Georgia" officeooo:rsid="003b0234" style:font-name-complex="Georgia" style:font-size-complex="12pt"/>
    </style:style>
    <style:style style:name="T36" style:family="text">
      <style:text-properties style:font-name="Georgia" officeooo:rsid="003d8c76" style:font-name-complex="Georgia" style:font-size-complex="12pt"/>
    </style:style>
    <style:style style:name="T37" style:family="text">
      <style:text-properties style:font-name="Georgia" officeooo:rsid="003f03f7" style:font-name-complex="Georgia" style:font-size-complex="12pt"/>
    </style:style>
    <style:style style:name="T38" style:family="text">
      <style:text-properties style:font-name="Georgia" fo:font-style="italic" fo:font-weight="normal" officeooo:rsid="0035b8bb" style:font-style-asian="italic" style:font-weight-asian="normal" style:font-name-complex="Georgia" style:font-size-complex="12pt" style:font-style-complex="italic" style:font-weight-complex="normal"/>
    </style:style>
    <style:style style:name="T39" style:family="text">
      <style:text-properties style:font-name="Georgia" fo:font-style="normal" fo:font-weight="normal" officeooo:rsid="0035b8bb" style:font-style-asian="normal" style:font-weight-asian="normal" style:font-name-complex="Georgia" style:font-size-complex="12pt" style:font-style-complex="normal" style:font-weight-complex="normal"/>
    </style:style>
    <style:style style:name="T40" style:family="text">
      <style:text-properties style:font-name="Georgia" fo:font-style="normal" fo:font-weight="normal" officeooo:rsid="00377e21" style:font-style-asian="normal" style:font-weight-asian="normal" style:font-name-complex="Georgia" style:font-size-complex="12pt" style:font-style-complex="normal" style:font-weight-complex="normal"/>
    </style:style>
    <style:style style:name="T41" style:family="text">
      <style:text-properties style:font-name="Georgia" fo:font-style="normal" fo:font-weight="normal" officeooo:rsid="003ef6f6" style:font-style-asian="normal" style:font-weight-asian="normal" style:font-name-complex="Georgia" style:font-size-complex="12pt" style:font-style-complex="normal" style:font-weight-complex="normal"/>
    </style:style>
    <style:style style:name="T42" style:family="text">
      <style:text-properties style:font-name="Georgia" fo:font-style="normal" fo:font-weight="bold" officeooo:rsid="0035b8bb" style:font-style-asian="normal" style:font-weight-asian="bold" style:font-name-complex="Georgia" style:font-size-complex="12pt" style:font-style-complex="normal" style:font-weight-complex="bold"/>
    </style:style>
    <style:style style:name="T43" style:family="text">
      <style:text-properties style:font-name="Georgia" fo:font-style="normal" fo:font-weight="bold" officeooo:rsid="00377e21" style:font-style-asian="normal" style:font-weight-asian="bold" style:font-name-complex="Georgia" style:font-size-complex="12pt" style:font-style-complex="normal" style:font-weight-complex="bold"/>
    </style:style>
    <style:style style:name="T44" style:family="text">
      <style:text-properties officeooo:rsid="000187ab"/>
    </style:style>
    <style:style style:name="T45" style:family="text">
      <style:text-properties officeooo:rsid="00201f93"/>
    </style:style>
    <style:style style:name="T46" style:family="text">
      <style:text-properties style:text-position="super 58%" style:font-name="Georgia" officeooo:rsid="00332323" style:font-name-complex="Georgia" style:font-size-complex="12pt"/>
    </style:style>
    <style:style style:name="T47" style:family="text">
      <style:text-properties style:text-position="super 58%" style:font-name="Georgia" officeooo:rsid="003aecba" style:font-name-complex="Georgia" style:font-size-complex="12pt"/>
    </style:style>
    <style:style style:name="T48" style:family="text">
      <style:text-properties style:text-position="super 58%" style:font-name="Georgia" officeooo:rsid="003f03f7" style:font-name-complex="Georgia" style:font-size-complex="12pt"/>
    </style:style>
    <style:style style:name="T49" style:family="text">
      <style:text-properties style:text-position="super 58%" style:font-name="Georgia" fo:font-weight="normal" officeooo:rsid="0034f422" style:font-weight-asian="normal" style:font-name-complex="Georgia" style:font-size-complex="12pt"/>
    </style:style>
    <style:style style:name="T50" style:family="text">
      <style:text-properties fo:font-weight="normal" officeooo:rsid="0018fa22" style:font-weight-asian="normal"/>
    </style:style>
    <style:style style:name="T51" style:family="text">
      <style:text-properties fo:font-weight="normal" officeooo:rsid="003e5a6a" style:font-weight-asian="normal"/>
    </style:style>
    <style:style style:name="T52" style:family="text">
      <style:text-properties officeooo:rsid="00332323"/>
    </style:style>
    <style:style style:name="T53" style:family="text">
      <style:text-properties officeooo:rsid="0034f422"/>
    </style:style>
    <style:style style:name="T54" style:family="text">
      <style:text-properties fo:font-style="normal" officeooo:rsid="003d8c76" style:font-style-asian="normal" style:font-style-complex="normal"/>
    </style:style>
    <style:style style:name="T5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56" style:family="text">
      <style:text-properties fo:font-variant="normal" fo:text-transform="none" fo:color="#222222" style:font-name="arial" fo:font-size="9pt" fo:letter-spacing="normal" fo:font-style="normal" fo:font-weight="bold"/>
    </style:style>
    <style:style style:name="T57" style:family="text">
      <style:text-properties fo:font-variant="normal" fo:text-transform="none" fo:color="#222222" style:font-name="Georgia" fo:font-size="9pt" fo:letter-spacing="normal" fo:font-style="normal" fo:font-weight="normal" officeooo:rsid="0026be5c" style:font-weight-asian="normal" style:font-name-complex="Georgia" style:font-size-complex="12pt"/>
    </style:style>
    <style:style style:name="T58" style:family="text">
      <style:text-properties fo:font-variant="normal" fo:text-transform="none" fo:color="#222222" fo:letter-spacing="normal" fo:font-style="normal" fo:font-weight="normal"/>
    </style:style>
    <style:style style:name="T59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60" style:family="text">
      <style:text-properties officeooo:rsid="003e5a6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nald Frank</text:p>
      <text:p text:style-name="P27">Interpersonal Communication (COMM 218)</text:p>
      <text:p text:style-name="P27">D.A. Hermach</text:p>
      <text:p text:style-name="P27">Assignment: Interpersonal Journal #<text:span text:style-name="T52">4</text:span></text:p>
      <text:p text:style-name="P27">Date Due: <text:span text:style-name="T45">7</text:span>/<text:span text:style-name="T52">27</text:span>/2017</text:p>
      <text:p text:style-name="P27">Date Submitted: <text:span text:style-name="T45">7</text:span>/<text:span text:style-name="T52">27</text:span>/2017</text:p>
      <text:p text:style-name="P24"/>
      <text:p text:style-name="P24"/>
      <text:p text:style-name="P24"><text:span text:style-name="T44">Interpersonal</text:span> Journal Ent<text:span text:style-name="T44">ry #1</text:span></text:p>
      <text:p text:style-name="P21"/>
      <text:p text:style-name="P28"><text:span text:style-name="T20">Context</text:span><text:span text:style-name="T26">: <text:s/>J</text:span><text:span text:style-name="T30">uly </text:span><text:span text:style-name="T33">23</text:span><text:span text:style-name="T46">rd</text:span><text:span text:style-name="T26">, </text:span><text:span text:style-name="T33">Sun</text:span><text:span text:style-name="T30">day</text:span><text:span text:style-name="T26">, </text:span><text:span text:style-name="T33">5</text:span><text:span text:style-name="T26">:</text:span><text:span text:style-name="T28">3</text:span><text:span text:style-name="T26">0 </text:span><text:span text:style-name="T33">p.m</text:span><text:span text:style-name="T26">., </text:span><text:span text:style-name="T33">Mother’s House</text:span></text:p>
      <text:p text:style-name="P17"/>
      <text:p text:style-name="P14"><text:span text:style-name="T20">Situation:</text:span><text:span text:style-name="T26"> <text:s text:c="3"/></text:span><text:span text:style-name="T33">There is conflict </text:span><text:span text:style-name="T37">between my mother and I </text:span><text:span text:style-name="T33">about vacation dates.</text:span></text:p>
      <text:p text:style-name="P7"/>
      <text:p text:style-name="P1"><text:span text:style-name="T26">Description of Interaction: </text:span><text:span text:style-name="T1"><text:s/></text:span></text:p>
      <text:p text:style-name="P3"><text:span text:style-name="T1"><text:tab/>“</text:span><text:span text:style-name="T15">Hey </text:span><text:span text:style-name="T16">ma, I told you about my friends flying down from Texas at the end of August. <text:s/>They will be here August 27</text:span><text:span text:style-name="T49">th</text:span><text:span text:style-name="T16"> – August 30</text:span><text:span text:style-name="T49">th.</text:span><text:span text:style-name="T1">”</text:span><text:span text:style-name="T12">, I </text:span><text:span text:style-name="T16">began.</text:span></text:p>
      <text:p text:style-name="P11"><text:tab/>“<text:span text:style-name="T53">O’kay</text:span>”, <text:span text:style-name="T45">she responded wanting more of an explanation.</text:span></text:p>
      <text:p text:style-name="P3"><text:span text:style-name="T2"><text:tab/>“</text:span><text:span text:style-name="T16">I was planning on going up to Portland to pick them up from the airport and staying a night or two up there to show them around</text:span><text:span text:style-name="T12">”, I said, “</text:span><text:span text:style-name="T16">Would you be able to </text:span><text:span text:style-name="T17">watch Abigaile and </text:span><text:span text:style-name="T16">stop in </text:span><text:span text:style-name="T17">to </text:span><text:span text:style-name="T16">check on gpa for a couple of days?</text:span><text:span text:style-name="T12">”</text:span></text:p>
      <text:p text:style-name="P3"><text:span text:style-name="T12"><text:tab/>“</text:span><text:span text:style-name="T16">I told you that I’m taking the kids to meet your sister at the coast that weekend. <text:s/>Can your friends reschedule?</text:span><text:span text:style-name="T12">”, </text:span><text:span text:style-name="T16">she asked.</text:span></text:p>
      <text:p text:style-name="P3"><text:span text:style-name="T2"><text:tab/></text:span><text:span text:style-name="T3">“</text:span><text:span text:style-name="T16">They bought their plane tickets way in advance to get a better rate. <text:s/>That’s why I told you about it months ago.</text:span><text:span text:style-name="T3">”</text:span></text:p>
      <text:p text:style-name="P3"><text:span text:style-name="T3"><text:tab/>“</text:span><text:span text:style-name="T16">Well, I didn’t know that you were going to ask me to accommodate your plans!</text:span><text:span text:style-name="T13">”, she exclaimed. <text:s/>“</text:span><text:span text:style-name="T16">I’m taking your daughter to the coast. <text:s/>Did they already book a hotel room?</text:span><text:span text:style-name="T13">”</text:span></text:p>
      <text:p text:style-name="P30"><text:tab/>“<text:span text:style-name="T53">Not yet, <text:s/>I was going to do that after I talked to you.</text:span>”</text:p>
      <text:p text:style-name="P35"><text:span text:style-name="T13"><text:tab/></text:span><text:span text:style-name="T14"> “</text:span><text:span text:style-name="T17">Well, why don’t you stay around Eugene. <text:s/>You won’t have any kids, so you can show them around here. <text:s/>You can stay at my house, so you have more space. <text:s/>After I get back, I will be more than happy to watch things here while you go to Portland.</text:span><text:span text:style-name="T14">”</text:span></text:p>
      <text:p text:style-name="P37"><text:span text:style-name="T14">“</text:span><text:span text:style-name="T17">That sounds reasonable</text:span><text:span text:style-name="T14">”, </text:span><text:span text:style-name="T17">I agreed. “I’</text:span><text:span text:style-name="T18">ll</text:span><text:span text:style-name="T17"> call my friends to the let them know the new plan.”</text:span></text:p>
      <text:p text:style-name="P31"/>
      <text:p text:style-name="P10"><text:soft-page-break/>Evaluation/Improvements of Interaction: <text:s/></text:p>
      <text:p text:style-name="P6"><text:span text:style-name="T1"><text:tab/></text:span><text:span text:style-name="T4">This conflict was s</text:span><text:span text:style-name="T21">olvable </text:span><text:span text:style-name="T4">(lecture 7/25); therefore a solution was produced as a result of the interaction. <text:s/>I feel this conflict was caused by </text:span><text:span text:style-name="T21">role differences </text:span><text:span text:style-name="T4">(lecture 7/25). <text:s text:c="2"/>I knew I was going to be on the losing end of the resolution; the question was <text:s/>– </text:span><text:span text:style-name="T38">How much would I lose? <text:s/></text:span><text:span text:style-name="T39">I can live with the outcome, so my evaluation is “not bad”.</text:span></text:p>
      <text:p text:style-name="P6"><text:span text:style-name="T39"><text:tab/>Improvements on the interaction – I should have been more </text:span><text:span text:style-name="T42">assertive. <text:s/></text:span><text:span text:style-name="T41">Reflecting, I feel that I used a passive aggressive response to deal with the conflict – not my style at all. <text:s/></text:span><text:span text:style-name="T39">When my mother asked if my friends could reschedule their trip, I should have </text:span><text:span text:style-name="T40">stood my ground. <text:s/>I should have flat out rejected that question. <text:s/>The major improvement to be made is the balancing of </text:span><text:span text:style-name="T43">power </text:span><text:span text:style-name="T40">(lecture 7/25). <text:s/>My mother holds all of that right now, and used it to offer me her place to host my friends and to watch my daughter. <text:s/>On the other hand, I have very little to offer her in return. <text:s/>She has zero needs that need to be met by me. <text:s text:c="2"/>Now, if I had a helicopter, I could pick up my friends in Portland, get back down here to check on gpa, and be back in Portland for dinner… maybe Seattle for dinner. <text:s/>Now, that would be power.</text:span></text:p>
      <text:p text:style-name="P25"/>
      <text:p text:style-name="P25"/>
      <text:p text:style-name="P25"><text:span text:style-name="T44">Interpersonal</text:span> Journal Ent<text:span text:style-name="T44">ry #2</text:span></text:p>
      <text:p text:style-name="P22"/>
      <text:p text:style-name="P53"><text:span text:style-name="T20">Context</text:span><text:span text:style-name="T26">: <text:s/></text:span><text:span text:style-name="T34">July 18</text:span><text:span text:style-name="T47">th</text:span><text:span text:style-name="T34"> – July 19</text:span><text:span text:style-name="T47">th</text:span><text:span text:style-name="T34"> </text:span><text:span text:style-name="T31">, </text:span><text:span text:style-name="T34">Online communication </text:span><text:span text:style-name="T35">– </text:span><text:span text:style-name="T34">email</text:span></text:p>
      <text:p text:style-name="P18"/>
      <text:p text:style-name="P15"><text:span text:style-name="T20">Situation:</text:span><text:span text:style-name="T26"> <text:s text:c="3"/></text:span><text:span text:style-name="T31">I </text:span><text:span text:style-name="T35">emailed you about a service that I thought was worthy of sharing, and in the process began to vent some frustrations that I have been feeling.</text:span></text:p>
      <text:p text:style-name="P2"><text:span text:style-name="T26"/></text:p>
      <text:p text:style-name="P2"><text:span text:style-name="T26">Description of Interaction: </text:span><text:span text:style-name="T1"><text:s/></text:span></text:p>
      <text:p text:style-name="P36"><text:span text:style-name="T57">Hi Deborah,</text:span></text:p>
      <text:p text:style-name="P51"><text:span text:style-name="T55">I I stumbled upon a cool and </text:span><text:span text:style-name="T56">free </text:span><text:span text:style-name="T55">streaming service today at work that is offered to all LCC faculty and students that might be a beneficial teaching tool/resource for your courses. The service is called </text:span><text:a xlink:type="simple" xlink:href="https://lanecc.kanopystreaming.com/" office:target-frame-name="_blank" xlink:show="new" text:style-name="Internet_20_link" text:visited-style-name="Visited_20_Internet_20_Link"><text:span text:style-name="T59">Kanopy</text:span></text:a><text:span text:style-name="T55">. The service specializes in educational documentaries and courses. <text:s/>I thought I would share it with you.</text:span></text:p>
      <text:p text:style-name="P47"/>
      <text:p text:style-name="P47">I'm really enjoying your Interpersonal Communication class, and I apologize for not being as involved in class discussions as I should be. There's a lot on my plate right now, and I use the 5 hours spent in your lectures as leisure time.  The material is fascinating and your delivery has exceeded my expectations. I like to soak it in. Thank you very much for your instruction.</text:p>
      <text:p text:style-name="P47"/>
      <text:p text:style-name="P47">Cheers,</text:p>
      <text:p text:style-name="P47"/>
      <text:p text:style-name="P47">Donald Frank</text:p>
      <text:p text:style-name="P47"><draw:line text:anchor-type="paragraph" draw:z-index="0" draw:name="Shape1" draw:style-name="gr1" draw:text-style-name="P54" svg:x1="0.0563in" svg:y1="0.1394in" svg:x2="6.7543in" svg:y2="0.1291in"><text:p/></draw:line></text:p>
      <text:p text:style-name="P48"/>
      <text:p text:style-name="P49"/>
      <text:p text:style-name="P49"/>
      <text:p text:style-name="P49"/>
      <text:p text:style-name="P49"><text:soft-page-break/></text:p>
      <text:p text:style-name="P49"/>
      <text:p text:style-name="P49">Hello Donald,</text:p>
      <text:p text:style-name="P45"/>
      <text:p text:style-name="P52"><text:span text:style-name="T58">I'm glad you find our class a source of "leisure" -- I really appreciate your presence with Earl and West.  They seem to be great guys and I think they feel more included with you there. </text:span></text:p>
      <text:p text:style-name="P52"><text:span text:style-name="T58"/></text:p>
      <text:p text:style-name="P49">I'm always looking for other sources of educational materials -- thanks for the link. I shall view it when things calm down a bit. </text:p>
      <text:p text:style-name="P45"/>
      <text:p text:style-name="P49">In looking at your needed change and strategy -- you are definitely thinking much higher than you need.  It should be simple. Let's talk a little in class on Thursday -- BTW -- Thornton Prime is coming on Thurs. right after class to scope out the room.  If you have a chance, I'd be glad to do a quick introduction. Your call :))</text:p>
      <text:p text:style-name="P45"/>
      <text:p text:style-name="P49">It's wonderful to have you in class again. You are the essence of a good learner!  Open and desiring to apply!! </text:p>
      <text:p text:style-name="P45"/>
      <text:p text:style-name="P49">See you manana!</text:p>
      <text:p text:style-name="P45"/>
      <text:p text:style-name="P49">Kindly,</text:p>
      <text:p text:style-name="P49">Deborah</text:p>
      <text:p text:style-name="P50"><draw:line text:anchor-type="paragraph" draw:z-index="1" draw:name="Shape1" draw:style-name="gr1" draw:text-style-name="P54" svg:x1="0.0563in" svg:y1="0.1394in" svg:x2="6.7543in" svg:y2="0.1291in"><text:p/></draw:line></text:p>
      <text:p text:style-name="P50"/>
      <text:p text:style-name="P50">Hi Deborah,</text:p>
      <text:p text:style-name="P49"/>
      <text:p text:style-name="P49">Yikes !!! I should have used a better word choice than LEISURE!!!! Especially with you being a COMMUNICATION EXPERT!!!! I didn't mean leisure as in free time, I meant it defined as an experience that I'm doing for "my own sake".  But I will be more involved in class discussion and change my attitude FOR SURE!!!</text:p>
      <text:p text:style-name="P49"/>
      <text:p text:style-name="P49">Earl and West are good people and it's great watching them warm up to your class. </text:p>
      <text:p text:style-name="P46"/>
      <text:p text:style-name="P44">As for the needed change/strategy, I know I missed the mark BIG TIME!! I was going to pick a much more simpler change, but communication competence has been on my mind. </text:p>
      <text:p text:style-name="P46"/>
      <text:p text:style-name="P44">I would appreciate a talk with you tomorrow and also an introduction to Mr. Prime.  I am very grateful for the opportunity to be in your class again!</text:p>
      <text:p text:style-name="P49"/>
      <text:p text:style-name="P49">Sincerely,</text:p>
      <text:p text:style-name="P49"/>
      <text:p text:style-name="P49">Donald Frank</text:p>
      <text:p text:style-name="P51"/>
      <text:p text:style-name="P9"/>
      <text:p text:style-name="P9">Evaluation/Improvements of Interaction: <text:s/></text:p>
      <text:p text:style-name="P5"><text:span text:style-name="T1"><text:tab/></text:span><text:span text:style-name="T5">My evaluation/</text:span><text:span text:style-name="T6">definition</text:span><text:span text:style-name="T5"> of this interaction </text:span><text:span text:style-name="T6">is </text:span><text:span text:style-name="T5">an online communication train wreck! <text:s/></text:span><text:span text:style-name="T6">First, I was trying to knock out all of my emails on my lunch break. <text:s/>I must have written five emails in a matter of twenty minutes. <text:s text:c="2"/>Frustration was the face I showed in the emails. <text:s/>As a result, I felt that I had caused conflict with you – s</text:span><text:span text:style-name="T22">omething that I never want to do! <text:s/></text:span><text:span text:style-name="T6">After our conversation, I know now that the conflict or lack thereof was </text:span><text:span text:style-name="T22">pseudo-conflict </text:span><text:span text:style-name="T6">(pg. 256) – perceived conflict on my part that didn’t exist.</text:span></text:p>
      <text:p text:style-name="P5"><text:span text:style-name="T6"><text:tab/>Improvements are endless in this interaction. <text:s/>First I have been meaning to make it to your office hours, but availability on my part is scarce. <text:s/></text:span><text:span text:style-name="T7">I do appreciate you taking the time in class to discuss assignment particulars and ease my mind. <text:s/>Next my word usage had mixed connotations , and in the context was a poor choice. <text:s/>Finally, I should have thought before pressing send – in this case pressing send three times ;)</text:span></text:p>
      <text:p text:style-name="P34"/>
      <text:p text:style-name="P26"><text:soft-page-break/><text:span text:style-name="T44">Interpersonal</text:span> Journal Ent<text:span text:style-name="T44">ry #3</text:span></text:p>
      <text:p text:style-name="P23"/>
      <text:p text:style-name="P29"><text:span text:style-name="T20">Context</text:span><text:span text:style-name="T26">: <text:s/>J</text:span><text:span text:style-name="T27">u</text:span><text:span text:style-name="T32">ly</text:span><text:span text:style-name="T26"> </text:span><text:span text:style-name="T36">2</text:span><text:span text:style-name="T37">3</text:span><text:span text:style-name="T48">rd</text:span><text:span text:style-name="T26">,</text:span><text:span text:style-name="T37">Sunday</text:span><text:span text:style-name="T32">, 7</text:span><text:span text:style-name="T26">:</text:span><text:span text:style-name="T28">3</text:span><text:span text:style-name="T26">0 </text:span><text:span text:style-name="T29">p</text:span><text:span text:style-name="T26">.m., </text:span><text:span text:style-name="T32">my </text:span><text:span text:style-name="T36">home</text:span></text:p>
      <text:p text:style-name="P19"/>
      <text:p text:style-name="P16"><text:span text:style-name="T20">Situation:</text:span><text:span text:style-name="T26"> <text:s text:c="3"/></text:span><text:span text:style-name="T29">My </text:span><text:span text:style-name="T36">girlfriend and I are discussing parenting.</text:span></text:p>
      <text:p text:style-name="P8"/>
      <text:p text:style-name="P43"><text:span text:style-name="T26">Description of Interaction: </text:span><text:span text:style-name="T1"><text:s/></text:span></text:p>
      <text:p text:style-name="P4"><text:span text:style-name="T1"><text:tab/></text:span><text:span text:style-name="T2">“</text:span><text:span text:style-name="T19">I didn’t get any sleep last night because both of my kids kept waking up. <text:s/>They just wanted me to lay with them until they fell back asleep”, she vented to me. </text:span></text:p>
      <text:p text:style-name="P12"><text:tab/>“<text:span text:style-name="T54">I have been letting my daughter cry through the night since she could walk. <text:s/>Eventually they stop. And she never sleeps with me, unless we are doing a planned sleepover type thing with sleeping bags”, I added to the conversation.</text:span></text:p>
      <text:p text:style-name="P12"><text:tab/>“<text:span text:style-name="T60">What? I could never let my babies cry!</text:span>”</text:p>
      <text:p text:style-name="P12"><text:tab/>“<text:span text:style-name="T60">Your babies aren’t babies anymore. <text:s/>And you’re killing yourself thinking they still are</text:span>”, <text:span text:style-name="T60">I said.</text:span></text:p>
      <text:p text:style-name="P33"><text:span text:style-name="T50"><text:tab/>“</text:span><text:span text:style-name="T51">Don’t tell me anything that has to do with my children. <text:s/>I have to go</text:span><text:span text:style-name="T50">”, </text:span><text:span text:style-name="T51">she left without saying another word.</text:span></text:p>
      <text:p text:style-name="P8">Evaluation/Improvements of Interaction: <text:s/></text:p>
      <text:p text:style-name="P40"><text:span text:style-name="T1"><text:tab/></text:span><text:span text:style-name="T8">This a tough interaction to evaluate. <text:s text:c="2"/>She obviously was looking for some comfort. <text:s/>I didn’t offer advice, but what I did do is make my parenting </text:span><text:span text:style-name="T23">beliefs and values </text:span><text:span text:style-name="T8">(lecture 7/25) known. <text:s/>This definitely caused conflict. <text:s/>This is an issue that has been causing conflict </text:span><text:span text:style-name="T9">lately </text:span><text:span text:style-name="T8">and will continue to do so – </text:span><text:span text:style-name="T23">perpetual conflict. <text:s/></text:span><text:span text:style-name="T9"><text:s/>There is no resolution, just an understanding and a willingness to live with the conflict. <text:s/>This is definitely something that will be on my mind and a factor toward the progression/regression of this relationship.</text:span></text:p>
      <text:p text:style-name="P41"><text:span text:style-name="T9"><text:tab/></text:span><text:span text:style-name="T8">I could have been more supportive. <text:s/></text:span><text:span text:style-name="T9">I could have used </text:span><text:span text:style-name="T25">a</text:span><text:span text:style-name="T24">voidence </text:span><text:span text:style-name="T10">or </text:span><text:span text:style-name="T25">accommodation </text:span><text:span text:style-name="T10">to deal with the conflict. <text:s/>I know nothing is going to change her beliefs, so offering my own beliefs was not th</text:span><text:span text:style-name="T11">at </text:span><text:span text:style-name="T10">smart. <text:s/>I wish that I would have already attended the lecture on conflict at the time of this conflict because I would have handled it a lot different. </text:span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arial" svg:font-family="arial, 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3:52.661000000</meta:creation-date>
    <dc:date>2017-07-27T00:18:19.357000000</dc:date>
    <meta:editing-duration>PT41M57S</meta:editing-duration>
    <meta:editing-cycles>10</meta:editing-cycles>
    <meta:generator>LibreOffice/5.2.3.3$Windows_x86 LibreOffice_project/d54a8868f08a7b39642414cf2c8ef2f228f780cf</meta:generator>
    <meta:document-statistic meta:table-count="0" meta:image-count="0" meta:object-count="0" meta:page-count="4" meta:paragraph-count="62" meta:word-count="1418" meta:character-count="8046" meta:non-whitespace-character-count="6570"/>
  </office:meta>
</office:document-meta>
</file>